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JsonHttpMessageConverter.KotlinSerializationJsonHttpMessageConverter( Json 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JsonHttpMessageConverter.KotlinSerializationJson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